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4955525015589375006"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7653217234225692654"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8079887727242309095"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4024348221381695117"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581993071271951"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6107219475554154050"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927882859387122219"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275425669087186556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651316" text:continue-list="list4927882859387122219"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18693250458857811"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50288"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40458"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640921"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651653"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60519"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526440756762273308"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3202164363354808592"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11382381150300322"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55356"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413270117490496956"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427721822292393612"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037503791978015701" text:style-name="L15">
        <text:list-item>
          <text:list>
            <text:list-header>
              <text:p text:style-name="P171">1.5 miles averaging about 9:40/mile and rest 1 min</text:p>
            </text:list-header>
          </text:list>
        </text:list-item>
      </text:list>
      <text:p text:style-name="P23">1 mile in 8:26 and rest 2 min</text:p>
      <text:list xml:id="list2789971621037690735"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958205684286543945"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48362"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4177494395874515217"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64118209388410887"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146734043730563420"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662200" text:continue-list="list1464118209388410887" text:style-name="L19">
        <text:list-item>
          <text:list>
            <text:list-header>
              <text:p text:style-name="P175">(Pace*HR)=1240</text:p>
            </text:list-header>
          </text:list>
        </text:list-item>
      </text:list>
      <text:list xml:id="list40654951" text:continue-list="list4177494395874515217" text:style-name="L18">
        <text:list-item>
          <text:list>
            <text:list-header>
              <text:p text:style-name="P174">2 miles at 10:46/mile Ave HR= 121 bpm and rest a few minutes</text:p>
            </text:list-header>
          </text:list>
        </text:list-item>
      </text:list>
      <text:list xml:id="list40650628" text:continue-list="list4066220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65910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998754025532189702"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544459692697885017"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97182587397145061"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1853017568492396583"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7815680456733714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95079008623083992"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649544"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4010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061880571047850755"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171413882145751378"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288452837470291753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50213228345759045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Tues Mar 21,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10"/>
      <text:p text:style-name="P10"><text:soft-page-break/>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246473420090069658" text:style-name="L31">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2T20:39:52.47</dc:date>
    <dc:creator>James Lombardi</dc:creator>
    <meta:editing-duration>P19DT23H33M28S</meta:editing-duration>
    <meta:editing-cycles>1596</meta:editing-cycles>
    <meta:generator>OpenOffice/4.1.2$Win32 OpenOffice.org_project/412m3$Build-9782</meta:generator>
    <meta:document-statistic meta:table-count="0" meta:image-count="9" meta:object-count="0" meta:page-count="164" meta:paragraph-count="4708" meta:word-count="51365" meta:character-count="263497"/>
  </office:meta>
</office:document-meta>
</file>